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8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3008" calcext:value-type="float">
            <text:p>45.4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16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0376" calcext:value-type="float">
            <text:p>45.6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6-2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4-01-25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3-01-11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2-02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20-02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9-02-0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8-02-16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7-02-28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6-02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5-02-2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4-03-0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3-02-28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8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7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1201</text:p>
          </table:table-cell>
          <table:table-cell office:value-type="string" calcext:value-type="string">
            <text:p>Clint Quad</text:p>
          </table:table-cell>
          <table:table-cell office:value-type="string" calcext:value-type="string">
            <text:p>196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8" meta:object-count="0"/>
    <meta:user-defined meta:name="AppVersion">3.0</meta:user-defined>
  </office:meta>
</office:document-meta>
</file>